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tentDispatcher.endOfFileHook( EOFException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DocumentScannerImpl.getRecognizedPropertie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XMLDocumentScannerImpl.getFeatureDefault( String featureI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XMLDeclDispatcher.dispatch( boolean complete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">
            <text:p text:style-name="Table_20_Contents">1</text:p>
          </table:table-cell>
          <table:table-cell office:value-type="float" office:value="47">
            <text:p text:style-name="Table_20_Contents">47</text:p>
          </table:table-cell>
        </table:table-row>
        <table:table-row>
          <table:table-cell office:value-type="string">
            <text:p text:style-name="Table_20_Contents">ContentDispatcher.resolveExternalSubsetAndRead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ContentDispatcher.elementDepthIsZeroHoo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rologDispatcher.dispatch( boolean complete )</text:p>
          </table:table-cell>
          <table:table-cell office:value-type="float" office:value="37">
            <text:p text:style-name="Table_20_Contents">37</text:p>
          </table:table-cell>
          <table:table-cell office:value-type="float" office:value="18">
            <text:p text:style-name="Table_20_Contents">18</text:p>
          </table:table-cell>
          <table:table-cell office:value-type="float" office:value="145">
            <text:p text:style-name="Table_20_Contents">145</text:p>
          </table:table-cell>
        </table:table-row>
        <table:table-row>
          <table:table-cell office:value-type="string">
            <text:p text:style-name="Table_20_Contents">XMLDocumentScannerImpl.getPropertyDefault( String propertyI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XMLDocumentScannerImpl.setProperty( String propertyId , Object valu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XMLDocumentScannerImpl.createContentDispatch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DocumentScannerImpl.getRecognizedFeature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ontentDispatcher.scanForDoctypeHook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MLDocumentScannerImpl.setFeature( String featureId , boolean stat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TrailingMiscDispatcher.dispatch( boolean complete )</text:p>
          </table:table-cell>
          <table:table-cell office:value-type="float" office:value="22">
            <text:p text:style-name="Table_20_Contents">22</text:p>
          </table:table-cell>
          <table:table-cell office:value-type="float" office:value="6">
            <text:p text:style-name="Table_20_Contents">6</text:p>
          </table:table-cell>
          <table:table-cell office:value-type="float" office:value="111">
            <text:p text:style-name="Table_20_Contents">111</text:p>
          </table:table-cell>
        </table:table-row>
        <table:table-row>
          <table:table-cell office:value-type="string">
            <text:p text:style-name="Table_20_Contents">XMLDocumentScannerImpl.scanDoctypeDecl(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2">
            <text:p text:style-name="Table_20_Contents">12</text:p>
          </table:table-cell>
          <table:table-cell office:value-type="float" office:value="41">
            <text:p text:style-name="Table_20_Contents">41</text:p>
          </table:table-cell>
        </table:table-row>
        <table:table-row>
          <table:table-cell office:value-type="string">
            <text:p text:style-name="Table_20_Contents">XMLDocumentScannerImpl.reset( XMLComponentManager componentManager )</text:p>
          </table:table-cell>
          <table:table-cell office:value-type="float" office:value="7">
            <text:p text:style-name="Table_20_Contents">7</text:p>
          </table:table-cell>
          <table:table-cell office:value-type="float" office:value="2">
            <text:p text:style-name="Table_20_Contents">2</text:p>
          </table:table-cell>
          <table:table-cell office:value-type="float" office:value="44">
            <text:p text:style-name="Table_20_Contents">44</text:p>
          </table:table-cell>
        </table:table-row>
        <table:table-row>
          <table:table-cell office:value-type="string">
            <text:p text:style-name="Table_20_Contents">XMLDocumentScannerImpl.endEntity( String name , Augmentations aug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MLDocumentScannerImpl.startEntity( String name , XMLResourceIdentifier identifier , String encoding , Augmentations aug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XMLDocumentScannerImpl.setInputSource( XMLInputSource input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DocumentScannerImpl.getScannerStateName( int stat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ontentDispatcher.scanRootElementHook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7">
            <text:p text:style-name="Table_20_Contents">7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DTDDispatcher.dispatch( boolean complete )</text:p>
          </table:table-cell>
          <table:table-cell office:value-type="float" office:value="22">
            <text:p text:style-name="Table_20_Contents">22</text:p>
          </table:table-cell>
          <table:table-cell office:value-type="float" office:value="18">
            <text:p text:style-name="Table_20_Contents">18</text:p>
          </table:table-cell>
          <table:table-cell office:value-type="float" office:value="96">
            <text:p text:style-name="Table_20_Contents">96</text:p>
          </table:table-cell>
        </table:table-row>
        <table:table-row>
          <table:table-cell office:value-type="string">
            <text:p text:style-name="Table_20_Contents">XMLDocumentScannerImpl.XMLDocumentScannerImp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